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159ecd" officeooo:paragraph-rsid="00159ecd"/>
    </style:style>
    <style:style style:name="P2" style:family="paragraph" style:parent-style-name="Preformatted_20_Text">
      <style:text-properties fo:font-weight="normal" officeooo:rsid="0014cc18" style:font-weight-asian="normal" style:font-weight-complex="normal"/>
    </style:style>
    <style:style style:name="P3" style:family="paragraph" style:parent-style-name="Preformatted_20_Text">
      <style:text-properties fo:font-weight="normal" officeooo:rsid="00159ecd" officeooo:paragraph-rsid="00159ecd" style:font-weight-asian="normal" style:font-weight-complex="normal"/>
    </style:style>
    <style:style style:name="P4" style:family="paragraph" style:parent-style-name="Preformatted_20_Text">
      <style:text-properties fo:font-weight="normal" officeooo:rsid="0015a065" officeooo:paragraph-rsid="0015a065" style:font-weight-asian="normal" style:font-weight-complex="normal"/>
    </style:style>
    <style:style style:name="P5" style:family="paragraph" style:parent-style-name="Preformatted_20_Text">
      <style:text-properties fo:font-weight="normal" officeooo:rsid="0018af23" officeooo:paragraph-rsid="0018af23" style:font-weight-asian="normal" style:font-weight-complex="normal"/>
    </style:style>
    <style:style style:name="P6" style:family="paragraph" style:parent-style-name="Preformatted_20_Text">
      <style:text-properties fo:font-weight="normal" officeooo:rsid="0019ec12" officeooo:paragraph-rsid="0019ec12" style:font-weight-asian="normal" style:font-weight-complex="normal"/>
    </style:style>
    <style:style style:name="P7" style:family="paragraph" style:parent-style-name="Preformatted_20_Text">
      <style:text-properties fo:font-weight="normal" officeooo:rsid="00171a15" officeooo:paragraph-rsid="0019ec12" style:font-weight-asian="normal" style:font-weight-complex="normal"/>
    </style:style>
    <style:style style:name="P8" style:family="paragraph" style:parent-style-name="Preformatted_20_Text">
      <style:text-properties fo:font-weight="bold" officeooo:rsid="001cde3c" officeooo:paragraph-rsid="001cde3c" style:font-weight-asian="bold" style:font-weight-complex="bold"/>
    </style:style>
    <style:style style:name="P9" style:family="paragraph" style:parent-style-name="Preformatted_20_Text">
      <style:text-properties officeooo:rsid="002022f6" officeooo:paragraph-rsid="002022f6"/>
    </style:style>
    <style:style style:name="P10" style:family="paragraph" style:parent-style-name="Preformatted_20_Text">
      <style:text-properties officeooo:rsid="002230bf" officeooo:paragraph-rsid="002230bf"/>
    </style:style>
    <style:style style:name="P11" style:family="paragraph" style:parent-style-name="Preformatted_20_Text" style:list-style-name="L1">
      <style:text-properties fo:font-weight="bold" officeooo:rsid="0018af23" officeooo:paragraph-rsid="0018af23" style:font-weight-asian="bold" style:font-weight-complex="bold"/>
    </style:style>
    <style:style style:name="P12" style:family="paragraph" style:parent-style-name="Preformatted_20_Text" style:list-style-name="L1">
      <style:text-properties fo:font-weight="bold" officeooo:rsid="00190272" officeooo:paragraph-rsid="00190272" style:font-weight-asian="bold" style:font-weight-complex="bold"/>
    </style:style>
    <style:style style:name="P13" style:family="paragraph" style:parent-style-name="Preformatted_20_Text" style:list-style-name="L1">
      <style:text-properties fo:font-weight="bold" officeooo:rsid="0019ec12" officeooo:paragraph-rsid="0019ec12" style:font-weight-asian="bold" style:font-weight-complex="bold"/>
    </style:style>
    <style:style style:name="P14" style:family="paragraph" style:parent-style-name="Preformatted_20_Text" style:list-style-name="L2">
      <style:text-properties fo:font-weight="bold" officeooo:rsid="0019ec12" officeooo:paragraph-rsid="0019ec12" style:font-weight-asian="bold" style:font-weight-complex="bold"/>
    </style:style>
    <style:style style:name="P15" style:family="paragraph" style:parent-style-name="Preformatted_20_Text" style:list-style-name="L3">
      <style:text-properties fo:font-weight="bold" officeooo:rsid="00225954" officeooo:paragraph-rsid="00225954" style:font-weight-asian="bold" style:font-weight-complex="bold"/>
    </style:style>
    <style:style style:name="P16" style:family="paragraph" style:parent-style-name="Preformatted_20_Text">
      <style:text-properties fo:font-weight="bold" officeooo:rsid="00240825" officeooo:paragraph-rsid="00240825" style:font-weight-asian="bold" style:font-weight-complex="bold"/>
    </style:style>
    <style:style style:name="P17" style:family="paragraph" style:parent-style-name="Preformatted_20_Text">
      <style:text-properties fo:font-weight="bold" officeooo:rsid="002802e7" officeooo:paragraph-rsid="002802e7" style:font-weight-asian="bold" style:font-weight-complex="bold"/>
    </style:style>
    <style:style style:name="P18" style:family="paragraph" style:parent-style-name="Preformatted_20_Text">
      <style:text-properties fo:font-weight="bold" officeooo:rsid="002acadc" officeooo:paragraph-rsid="002acadc" style:font-weight-asian="bold" style:font-weight-complex="bold"/>
    </style:style>
    <style:style style:name="P19" style:family="paragraph" style:parent-style-name="Preformatted_20_Text" style:list-style-name="L4">
      <style:text-properties fo:font-weight="bold" officeooo:rsid="002bf642" officeooo:paragraph-rsid="002bf642" style:font-weight-asian="bold" style:font-weight-complex="bold"/>
    </style:style>
    <style:style style:name="P20" style:family="paragraph" style:parent-style-name="Preformatted_20_Text">
      <style:text-properties fo:font-weight="bold" officeooo:rsid="002bf642" officeooo:paragraph-rsid="002bf642" style:font-weight-asian="bold" style:font-weight-complex="bold"/>
    </style:style>
    <style:style style:name="P21" style:family="paragraph" style:parent-style-name="Preformatted_20_Text">
      <style:text-properties fo:font-weight="bold" officeooo:rsid="002c538b" officeooo:paragraph-rsid="002c538b" style:font-weight-asian="bold" style:font-weight-complex="bold"/>
    </style:style>
    <style:style style:name="P22" style:family="paragraph" style:parent-style-name="Preformatted_20_Text">
      <style:text-properties fo:font-weight="bold" officeooo:rsid="002f1b1b" officeooo:paragraph-rsid="002f1b1b" style:font-weight-asian="bold" style:font-weight-complex="bold"/>
    </style:style>
    <style:style style:name="P23" style:family="paragraph" style:parent-style-name="Preformatted_20_Text" style:list-style-name="L5">
      <style:text-properties fo:font-weight="bold" officeooo:rsid="002f1b1b" officeooo:paragraph-rsid="002f1b1b" style:font-weight-asian="bold" style:font-weight-complex="bold"/>
    </style:style>
    <style:style style:name="P24" style:family="paragraph" style:parent-style-name="Preformatted_20_Text" style:list-style-name="L5">
      <style:text-properties fo:font-weight="bold" officeooo:rsid="003106e0" officeooo:paragraph-rsid="003106e0" style:font-weight-asian="bold" style:font-weight-complex="bold"/>
    </style:style>
    <style:style style:name="P25" style:family="paragraph" style:parent-style-name="Preformatted_20_Text">
      <style:text-properties fo:font-weight="bold" officeooo:rsid="003106e0" officeooo:paragraph-rsid="003106e0" style:font-weight-asian="bold" style:font-weight-complex="bold"/>
    </style:style>
    <style:style style:name="P26" style:family="paragraph" style:parent-style-name="Preformatted_20_Text">
      <style:text-properties fo:font-weight="bold" officeooo:rsid="00324f83" officeooo:paragraph-rsid="00324f83" style:font-weight-asian="bold" style:font-weight-complex="bold"/>
    </style:style>
    <style:style style:name="P27" style:family="paragraph" style:parent-style-name="Preformatted_20_Text" style:list-style-name="L6">
      <style:text-properties fo:font-weight="bold" officeooo:rsid="00324f83" officeooo:paragraph-rsid="00324f83" style:font-weight-asian="bold" style:font-weight-complex="bold"/>
    </style:style>
    <style:style style:name="P28" style:family="paragraph" style:parent-style-name="Preformatted_20_Text">
      <style:text-properties fo:font-weight="bold" officeooo:rsid="0034fdaf" officeooo:paragraph-rsid="0034fdaf" style:font-weight-asian="bold" style:font-weight-complex="bold"/>
    </style:style>
    <style:style style:name="P29" style:family="paragraph" style:parent-style-name="Preformatted_20_Text">
      <style:text-properties fo:font-weight="normal" officeooo:rsid="001eb72e" officeooo:paragraph-rsid="001cde3c" style:font-weight-asian="normal" style:font-weight-complex="normal"/>
    </style:style>
    <style:style style:name="P30" style:family="paragraph" style:parent-style-name="Preformatted_20_Text">
      <style:text-properties fo:font-weight="normal" officeooo:rsid="00225954" officeooo:paragraph-rsid="00225954" style:font-weight-asian="normal" style:font-weight-complex="normal"/>
    </style:style>
    <style:style style:name="P31" style:family="paragraph" style:parent-style-name="Preformatted_20_Text">
      <style:text-properties fo:font-weight="normal" officeooo:rsid="00324f83" officeooo:paragraph-rsid="00324f83" style:font-weight-asian="normal" style:font-weight-complex="normal"/>
    </style:style>
    <style:style style:name="T1" style:family="text">
      <style:text-properties officeooo:rsid="0014cc18"/>
    </style:style>
    <style:style style:name="T2" style:family="text">
      <style:text-properties fo:font-weight="bold" style:font-weight-asian="bold" style:font-weight-complex="bold"/>
    </style:style>
    <style:style style:name="T3" style:family="text">
      <style:text-properties fo:font-weight="bold" officeooo:rsid="0014cc18" style:font-weight-asian="bold" style:font-weight-complex="bold"/>
    </style:style>
    <style:style style:name="T4" style:family="text">
      <style:text-properties fo:font-weight="bold" officeooo:rsid="0016f25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4cc18" style:font-weight-asian="normal" style:font-weight-complex="normal"/>
    </style:style>
    <style:style style:name="T7" style:family="text">
      <style:text-properties fo:font-weight="normal" officeooo:rsid="001eb72e" style:font-weight-asian="normal" style:font-weight-complex="normal"/>
    </style:style>
    <style:style style:name="T8" style:family="text">
      <style:text-properties fo:font-weight="normal" officeooo:rsid="00225954" style:font-weight-asian="normal" style:font-weight-complex="normal"/>
    </style:style>
    <style:style style:name="T9" style:family="text">
      <style:text-properties fo:font-weight="normal" officeooo:rsid="0025d78c" style:font-weight-asian="normal" style:font-weight-complex="normal"/>
    </style:style>
    <style:style style:name="T10" style:family="text">
      <style:text-properties fo:font-weight="normal" officeooo:rsid="002bf642" style:font-weight-asian="normal" style:font-weight-complex="normal"/>
    </style:style>
    <style:style style:name="T11" style:family="text">
      <style:text-properties fo:font-weight="normal" officeooo:rsid="002d1e3c" style:font-weight-asian="normal" style:font-weight-complex="normal"/>
    </style:style>
    <style:style style:name="T12" style:family="text">
      <style:text-properties fo:font-weight="normal" officeooo:rsid="0036fb89" style:font-weight-asian="normal" style:font-weight-complex="normal"/>
    </style:style>
    <style:style style:name="T13" style:family="text">
      <style:text-properties officeooo:rsid="0016f25f"/>
    </style:style>
    <style:style style:name="T14" style:family="text">
      <style:text-properties officeooo:rsid="002bf642"/>
    </style:style>
    <style:style style:name="T15" style:family="text">
      <style:text-properties officeooo:rsid="002d1e3c"/>
    </style:style>
    <style:style style:name="T16" style:family="text">
      <style:text-properties officeooo:rsid="0036fb8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Always remember that stealing a laptop with an unencrypted disk drive i<text:span text:style-name="T1">s faster than extracting the data from the device. </text:span><text:span text:style-name="T3">Physical security</text:span><text:span text:style-name="T6">, which is the collection of safeguards that limit physical access to assets, is just as important to overall information security as any technical control. The assets the security professional is charged with protecting are not just sitting “in an open field” someplace. Each asset has facilities and other physical barriers surrounding it.</text:span></text:p>
      <text:p text:style-name="P2"/>
      <text:p text:style-name="P1"><text:span text:style-name="T6">P</text:span><text:span text:style-name="T5">ortable storage devices with sensitive data represent a real risk for the organization if they are lost, stolen, or misplaced. According to an article from Digicert.com, 45% of all health care data breaches are a direct result of stolen laptops. Encryption can be used on a file, a folder, an entire hard disk, or even a device’s available memory to provide a strong level of protection. Applying encryption to an entire disk is known as </text:span><text:span text:style-name="T2">full disk encryption</text:span><text:span text:style-name="T5"> or </text:span><text:span text:style-name="T2">full volume encryption</text:span><text:span text:style-name="T5">. Full drive encryption, which is a technique that can be implemented in hardware or software, encrypts all the data on a selected volume or disk as selected by the owners of the system.</text:span></text:p>
      <text:p text:style-name="P3"/>
      <text:p text:style-name="P4">Software programs such as <text:span text:style-name="T2">Pretty Good Privacy (PGP)</text:span>, <text:span text:style-name="T4">TrueCrypt</text:span><text:span text:style-name="T13">, and </text:span><text:span text:style-name="T4">BitLocker</text:span><text:span text:style-name="T13">, can be used to lock files and folders. Microsoft offers data encryption programs, such as BitLocker and Encrypting File System (EFS), as part of the operating system in certain versions of Windows.</text:span></text:p>
      <text:p text:style-name="P4"/>
      <text:p text:style-name="P5">Hard drives should be <text:span text:style-name="T2">sanitized</text:span> when talking about disposing of media. Sanitization is the process of clearing all identified content so that no data remnants can be recovered. When sanitization is performed, none of the original information is easily recovered. Some of the methods used for sanitization are as follows:</text:p>
      <text:list xml:id="list3100263912" text:style-name="L1">
        <text:list-item>
          <text:p text:style-name="P11">drive wiping<text:span text:style-name="T5"> – overwriting all information on the drive. As an example, NIST SP 800-88, “Guidelines for Media Sanitation”, provides details for multiple acceptable options for sanitizing different types of media.</text:span></text:p>
        </text:list-item>
        <text:list-item>
          <text:p text:style-name="P12">Zeroization<text:span text:style-name="T5"> – a process usually associated with cryptographic processes. The term was originally used with mechanical cryptographic devices. These devices would be reset to 0 to prevent anyone from recovering the key. In the electronic realm, zeroization involves overwriting the data with zeros. Zeroization is defined as a standard in ANSI X9.17.</text:span></text:p>
        </text:list-item>
        <text:list-item>
          <text:p text:style-name="P13">Degaussing<text:span text:style-name="T5"> – permanently destroys the contents of the hard drive or magnetic media. Degaussing works by means of a powerful magnet that uses its field strength to penetrate the media and reverse the polarity of the magnetic particles on the tape or hard disk platters. </text:span></text:p>
        </text:list-item>
      </text:list>
      <text:p text:style-name="P6">Some software utilities that provide multiple levels of wiping include:</text:p>
      <text:list xml:id="list3690503069" text:style-name="L2">
        <text:list-item>
          <text:p text:style-name="P14">Active KillDisk</text:p>
        </text:list-item>
        <text:list-item>
          <text:p text:style-name="P14">Eraser</text:p>
        </text:list-item>
        <text:list-item>
          <text:p text:style-name="P14">Shred-it</text:p>
        </text:list-item>
        <text:list-item>
          <text:p text:style-name="P14">Disk Wipe</text:p>
        </text:list-item>
        <text:list-item>
          <text:p text:style-name="P14">Darik’s Boot and Nuke</text:p>
        </text:list-item>
      </text:list>
      <text:p text:style-name="P7"/>
      <text:p text:style-name="P8">VoIP<text:span text:style-name="T5"> allows the placing of telephone calls over computer networks and the internet. VoIP has the capability to transmit voice signals as data packets over the network in real time and provide the same level of service as you would expect with traditional phone service. </text:span><text:span text:style-name="T7">Techniques such as packet sniffing and capture can easily capture phone calls transmitted over the network; in fact, because of the sheer volume of calls that may be placed at any one time, a single attack can intercept and affect numerous calls.</text:span></text:p>
      <text:p text:style-name="P29"/>
      <text:p text:style-name="P9">Many attacks depend on <text:span text:style-name="T2">physical access</text:span><text:span text:style-name="T5">. For example, protected information can be extracted from a computer by simply booting the computer from a DVD or USB thumb drive. To do that, you need physical access to the computer. Simply having a few minutes of physical access can allow many attacks that may be very difficult to prevent or detect. To avoid these types of attacks, it is important to protect the physical access to your computers and devices as well as remote access to them. </text:span></text:p>
      <text:p text:style-name="P10"><text:soft-page-break/><text:span text:style-name="T5">Common controls placed at the perimeter </text:span><text:span text:style-name="T8">of a facility can include many types of barriers that will physically and psychologically deter intruders:</text:span></text:p>
      <text:list xml:id="list3192216849" text:style-name="L3">
        <text:list-item>
          <text:p text:style-name="P15">Fences</text:p>
        </text:list-item>
        <text:list-item>
          <text:p text:style-name="P15">Perimeter intrusion detection and assessment systems (PIDASs)</text:p>
        </text:list-item>
        <text:list-item>
          <text:p text:style-name="P15">Gates</text:p>
        </text:list-item>
        <text:list-item>
          <text:p text:style-name="P15">Bollards</text:p>
        </text:list-item>
      </text:list>
      <text:p text:style-name="P30"/>
      <text:p text:style-name="P16">Fences<text:span text:style-name="T5"> are one of the physical boundaries that provide the most visible and imposing deterrent. Depending on an organization’s needs, the purpose of erecting a fence may vary from stopping casual intruders to providing a formidable barrier to entry. Fences work well at preventing unauthorized individuals from gaining access to specific areas, but they also force individuals who have or want access to move </text:span><text:span text:style-name="T9">to specific chokepoints to enter the facility.</text:span></text:p>
      <text:p text:style-name="P16"><text:span text:style-name="T9"/></text:p>
      <text:p text:style-name="P17"><text:span text:style-name="T9">I</text:span><text:span text:style-name="T5">n situations where a single fence fails to provide sufficient security, it is possible to layer other protective systems. For example, a </text:span>perimeter intrusion and detection assessment system (PIDAS)<text:span text:style-name="T5"> can be used. This special fencing system works as an intrusion detection system (IDS) in that it has sensors that can detect intruders. Although these systems are expensive, they offer an enhanced level of protection over standard fences. In addition to cost, the downside of these systems is that it is possible that they may produce false positives from environmental factors, such as stray wildlife, high winds, or other natural events.</text:span></text:p>
      <text:p text:style-name="P17"><text:span text:style-name="T5"/></text:p>
      <text:p text:style-name="P18"><text:span text:style-name="T5">A </text:span>gate<text:span text:style-name="T5"> is a </text:span><text:span text:style-name="T10">chokepoint, or a point where all traffic must enter or exit the facility. All gates are not created equal, however, and if you select the incorrect one, you won’t get proper security. In fact, choosing the wrong gate can even detract from an otherwise effective security measure. A correctly chosen gate provides an effective deterrent and a barrier that will slow down an intruder, whereas an incorrectly chosen gate may not deter anyone but the casual intruder. </text:span><text:span text:style-name="T14">UL (Underwriters Laboratories)</text:span><text:span text:style-name="T10"> Standard number 325 describes gate requirements. Gates are divided into 4 classifications:</text:span></text:p>
      <text:list xml:id="list1027546514" text:style-name="L4">
        <text:list-item>
          <text:p text:style-name="P19">residential, or Class 1<text:span text:style-name="T5"> – these gates are ornamental in design and offer little protection from intrusion</text:span></text:p>
        </text:list-item>
        <text:list-item>
          <text:p text:style-name="P19">commercial, or Class 2<text:span text:style-name="T5"> – These gates are of somewhat heavier construction and fall in the range of 3 to 4 feet in height</text:span></text:p>
        </text:list-item>
        <text:list-item>
          <text:p text:style-name="P19">industrial, or Class 3<text:span text:style-name="T5"> – These gates are in the range of 6 to 7 feet in height and are of heavier construction, including chain-link construction</text:span></text:p>
        </text:list-item>
        <text:list-item>
          <text:p text:style-name="P19">restricted access, or Class 4<text:span text:style-name="T5"> – These gates must meet or exceed a height of 8 feet and are of heavier construction – iron bars, concrete, or similar materials. Gates in this category can include enhanced protective measures, including barbed wire.</text:span></text:p>
        </text:list-item>
      </text:list>
      <text:p text:style-name="P20"><text:span text:style-name="T5"/></text:p>
      <text:p text:style-name="P21">Bollards<text:span text:style-name="T5"> are devices that can take many forms, but the goal is the same: to prevent entry into designated areas by vehicles. </text:span><text:span text:style-name="T11">Bollards can come in many shapes, sizes, and types. Some are permanent, whereas others pop up as needed to block a speeding car from ramming a building, or ram-raiding. </text:span><text:span text:style-name="T15">Ram-raiding</text:span><text:span text:style-name="T11"> is a type of smash-and-grab physical attack in which a heavy vehicle is driven through the windows or doors of a closed shop, usually one selling electronics or jewelry, to quickly rob it.</text:span></text:p>
      <text:p text:style-name="P21"><text:span text:style-name="T11"/></text:p>
      <text:p text:style-name="P22"><text:span text:style-name="T11">T</text:span><text:span text:style-name="T5">he weakest point of a structure is generally the first to be attacked. This means doors, windows, roof access, fire escapes, delivery access, and even chimneys are targets for attackers. You need strong facility controls and must provide only the minimum amount of access required and require and restrict unauthorized individuals from secure areas. Some ways to achieve these goals are:</text:span></text:p>
      <text:list xml:id="list3202714343" text:style-name="L5">
        <text:list-item>
          <text:p text:style-name="P23">doors<text:span text:style-name="T5">, </text:span>mantraps<text:span text:style-name="T5">, and </text:span>turnstiles</text:p>
        </text:list-item>
        <text:list-item>
          <text:p text:style-name="P24">walls<text:span text:style-name="T5">, </text:span>ceilings<text:span text:style-name="T5">, and </text:span>floors</text:p>
        </text:list-item>
        <text:list-item>
          <text:p text:style-name="P24">windows</text:p>
        </text:list-item>
        <text:list-item>
          <text:p text:style-name="P24">guards<text:span text:style-name="T5"> and </text:span>dogs</text:p>
        </text:list-item>
        <text:list-item>
          <text:p text:style-name="P24"><text:soft-page-break/>construction</text:p>
        </text:list-item>
      </text:list>
      <text:p text:style-name="P25"/>
      <text:p text:style-name="P31">A solid-core door should always be used for the protection of a server room or other critical assets. Doors should also have a fire rating assigned to them, which is another item to consider before installing. Doors come in many configurations, including:</text:p>
      <text:list xml:id="list4158057013" text:style-name="L6">
        <text:list-item>
          <text:p text:style-name="P27">industrial doors</text:p>
        </text:list-item>
        <text:list-item>
          <text:p text:style-name="P27">vehicle-access doors</text:p>
        </text:list-item>
        <text:list-item>
          <text:p text:style-name="P27">bulletproof doors</text:p>
        </text:list-item>
        <text:list-item>
          <text:p text:style-name="P27">vault doors</text:p>
        </text:list-item>
      </text:list>
      <text:p text:style-name="P26"><text:span text:style-name="T5"/></text:p>
      <text:p text:style-name="P28"><text:span text:style-name="T5">A </text:span>mantrap<text:span text:style-name="T5"> is a structure that replaces a normal single door with a phone booth-sized space with a door on each side. When an individual enters the mantrap, there is enough space for only one person at a time, and only one door can be opened at a time. Although mantraps are designed to regulate the flow of traffic in and out of an area, they specifically stop piggybacking, which is the practice </text:span><text:span text:style-name="T12">of one individual actually opening the door to let several enter. Another type of physical control device in common usage is the </text:span><text:span text:style-name="T16">turnstile</text:span><text:span text:style-name="T12">, which is commonly used at sporting events, subways, and amusement parks. Turnstiles can be used to slow the flow of traffic into areas or even ensure that individuals are properly screened and authenticated prior to entering an area. </text:span></text:p>
      <text:p text:style-name="P28"><text:span text:style-name="T12"/></text:p>
      <text:p text:style-name="P28"><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5T18:16:51.033673089</dc:date>
    <meta:editing-duration>PT2H28M10S</meta:editing-duration>
    <meta:editing-cycles>25</meta:editing-cycles>
    <meta:generator>LibreOffice/6.0.7.3$Linux_X86_64 LibreOffice_project/00m0$Build-3</meta:generator>
    <meta:document-statistic meta:table-count="0" meta:image-count="0" meta:object-count="0" meta:page-count="3" meta:paragraph-count="40" meta:word-count="1369" meta:character-count="8330" meta:non-whitespace-character-count="7015"/>
  </office:meta>
</office:document-meta>
</file>